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.5cm" svg:height="3.5cm" svg:x="3cm" svg:y="2cm">
          <text:p text:style-name="P1">начальное<text:line-break/>состояние<text:line-break/>модели<text:line-break/>микропроцессо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5cm" svg:x="3.5cm" svg:y="7cm">
          <text:p text:style-name="P1">тестовый<text:line-break/>шаблон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6cm" svg:height="12cm" svg:x="13.7cm" svg:y="1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5.5cm" svg:height="5cm" svg:x="13.9cm" svg:y="7cm">
          <text:p text:style-name="P1">инструкции<text:line-break/>тестового<text:line-break/>воздействия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.3cm" svg:x="13.9cm" svg:y="2.2cm">
          <text:p text:style-name="P1">инициали-<text:line-break/>зирующие<text:line-break/>инструкции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cm" svg:y1="4cm" svg:x2="14cm" svg:y2="4cm">
          <text:p/>
        </draw:line>
        <draw:line draw:style-name="gr3" draw:text-style-name="P1" draw:layer="layout" svg:x1="9.5cm" svg:y1="9.5cm" svg:x2="14cm" svg:y2="4.5cm">
          <text:p/>
        </draw:line>
        <draw:line draw:style-name="gr3" draw:text-style-name="P1" draw:layer="layout" svg:x1="9.5cm" svg:y1="9.5cm" svg:x2="14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7-16T16:04:49.42</meta:creation-date>
    <dc:date>2009-07-16T16:10:16.60</dc:date>
    <dc:creator>Евгений Корныхин</dc:creator>
    <meta:editing-duration>PT00H05M38S</meta:editing-duration>
    <meta:editing-cycles>1</meta:editing-cycles>
    <meta:document-statistic meta:object-count="8"/>
    <meta:generator>OpenOffice.org/3.1$Win32 OpenOffice.org_project/310m11$Build-9399</meta:generator>
  </office:meta>
</office:document-meta>
</file>